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r" svg:font-family="Consolar"/>
    <style:font-face style:name="Tahoma1" svg:font-family="Tahoma"/>
    <style:font-face style:name="Ubuntu Mono" svg:font-family="'Ubuntu Mono'" style:font-pitch="fixed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Consolas1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"/>
    </style:style>
    <style:style style:name="P2" style:family="paragraph" style:parent-style-name="Standard">
      <style:text-properties style:font-name="Consolas" fo:language="en" fo:country="US" officeooo:paragraph-rsid="00140858" style:language-asian="zxx" style:country-asian="none" style:language-complex="zxx" style:country-complex="none"/>
    </style:style>
    <style:style style:name="P3" style:family="paragraph" style:parent-style-name="Standard">
      <style:text-properties style:font-name="Consolas" fo:language="en" fo:country="US" officeooo:rsid="001214dd" officeooo:paragraph-rsid="001214dd" style:language-asian="zxx" style:country-asian="none" style:language-complex="zxx" style:country-complex="none"/>
    </style:style>
    <style:style style:name="P4" style:family="paragraph" style:parent-style-name="Text_20_body">
      <style:text-properties fo:font-size="12pt" fo:language="en" fo:country="US" officeooo:paragraph-rsid="00140858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Text_20_body">
      <style:text-properties fo:font-size="12pt" officeooo:paragraph-rsid="00651465" style:font-size-asian="12pt" style:font-size-complex="12pt"/>
    </style:style>
    <style:style style:name="P6" style:family="paragraph" style:parent-style-name="Text_20_body">
      <style:text-properties fo:font-size="12pt" officeooo:paragraph-rsid="006a86b9" style:font-size-asian="12pt" style:font-size-complex="12pt"/>
    </style:style>
    <style:style style:name="P7" style:family="paragraph" style:parent-style-name="Title">
      <style:text-properties style:font-name="Consolas" fo:font-size="14pt" fo:language="en" fo:country="US" style:font-size-asian="14pt" style:language-asian="zxx" style:country-asian="none" style:font-size-complex="14pt" style:language-complex="zxx" style:country-complex="none"/>
    </style:style>
    <style:style style:name="P8" style:family="paragraph" style:parent-style-name="Text_20_body">
      <style:text-properties fo:font-size="12pt" officeooo:paragraph-rsid="00651465" style:font-size-asian="12pt" style:font-size-complex="12pt"/>
    </style:style>
    <style:style style:name="P9" style:family="paragraph" style:parent-style-name="Text_20_body" style:list-style-name="L1">
      <style:text-properties style:font-name="Consolas" fo:font-size="12pt" fo:language="en" fo:country="US" officeooo:rsid="0015adf5" officeooo:paragraph-rsid="00140858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text-properties style:font-name="Consolas" fo:font-size="12pt" fo:language="en" fo:country="US" officeooo:rsid="0015adf5" officeooo:paragraph-rsid="00140858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Text_20_body" style:list-style-name="L2">
      <style:text-properties style:font-name="Consolas" fo:font-size="12pt" fo:language="en" fo:country="US" officeooo:rsid="001d46cf" officeooo:paragraph-rsid="001d46cf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Text_20_body">
      <style:text-properties style:font-name="Consolas" fo:font-size="12pt" fo:language="en" fo:country="US" officeooo:rsid="001abcd6" officeooo:paragraph-rsid="00140858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text-properties style:font-name="Consolas" fo:font-size="12pt" fo:language="en" fo:country="US" fo:font-weight="normal" officeooo:rsid="00734115" officeooo:paragraph-rsid="0065146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4" style:family="paragraph" style:parent-style-name="Text_20_body" style:list-style-name="L3">
      <style:text-properties style:font-name="Consolas" fo:language="en" fo:country="US" officeooo:rsid="001e1b6a" officeooo:paragraph-rsid="002c35f2" style:language-asian="zxx" style:country-asian="none" style:language-complex="zxx" style:country-complex="none"/>
    </style:style>
    <style:style style:name="P15" style:family="paragraph" style:parent-style-name="Text_20_body" style:list-style-name="L3">
      <style:text-properties style:font-name="Consolas" fo:language="en" fo:country="US" officeooo:rsid="00225423" officeooo:paragraph-rsid="002c35f2" style:language-asian="zxx" style:country-asian="none" style:language-complex="zxx" style:country-complex="none"/>
    </style:style>
    <style:style style:name="P16" style:family="paragraph" style:parent-style-name="Text_20_body" style:list-style-name="L2">
      <style:text-properties style:font-name="Consolas" fo:language="en" fo:country="US" officeooo:rsid="002c35f2" officeooo:paragraph-rsid="002c35f2" style:language-asian="zxx" style:country-asian="none" style:language-complex="zxx" style:country-complex="none"/>
    </style:style>
    <style:style style:name="P17" style:family="paragraph" style:parent-style-name="Text_20_body" style:list-style-name="L4">
      <style:text-properties style:font-name="Consolas" fo:language="en" fo:country="US" officeooo:rsid="002eb172" officeooo:paragraph-rsid="002eb172" style:language-asian="zxx" style:country-asian="none" style:language-complex="zxx" style:country-complex="none"/>
    </style:style>
    <style:style style:name="P18" style:family="paragraph" style:parent-style-name="Text_20_body" style:list-style-name="L4">
      <style:text-properties style:font-name="Consolas" fo:language="en" fo:country="US" officeooo:rsid="00301fe8" officeooo:paragraph-rsid="00301fe8" style:language-asian="zxx" style:country-asian="none" style:language-complex="zxx" style:country-complex="none"/>
    </style:style>
    <style:style style:name="P19" style:family="paragraph" style:parent-style-name="Text_20_body" style:list-style-name="L4">
      <style:text-properties style:font-name="Consolas" fo:language="en" fo:country="US" officeooo:rsid="0034d563" officeooo:paragraph-rsid="0034d563" style:language-asian="zxx" style:country-asian="none" style:language-complex="zxx" style:country-complex="none"/>
    </style:style>
    <style:style style:name="P20" style:family="paragraph" style:parent-style-name="Text_20_body" style:list-style-name="L4">
      <style:text-properties style:font-name="Consolas" fo:language="en" fo:country="US" officeooo:rsid="003b4f95" officeooo:paragraph-rsid="003b4f95" style:language-asian="zxx" style:country-asian="none" style:language-complex="zxx" style:country-complex="none"/>
    </style:style>
    <style:style style:name="P21" style:family="paragraph" style:parent-style-name="Text_20_body" style:list-style-name="L4">
      <style:text-properties style:font-name="Consolas" fo:language="en" fo:country="US" officeooo:rsid="003cb0a4" officeooo:paragraph-rsid="003cb0a4" style:language-asian="zxx" style:country-asian="none" style:language-complex="zxx" style:country-complex="none"/>
    </style:style>
    <style:style style:name="P22" style:family="paragraph" style:parent-style-name="Text_20_body" style:list-style-name="L2">
      <style:text-properties style:font-name="Consolas" fo:language="en" fo:country="US" officeooo:rsid="003d1230" officeooo:paragraph-rsid="003d1230" style:language-asian="zxx" style:country-asian="none" style:language-complex="zxx" style:country-complex="none"/>
    </style:style>
    <style:style style:name="P23" style:family="paragraph" style:parent-style-name="Text_20_body" style:list-style-name="L5">
      <style:text-properties style:font-name="Consolas" fo:language="en" fo:country="US" officeooo:rsid="003e1838" officeooo:paragraph-rsid="003e1838" style:language-asian="zxx" style:country-asian="none" style:language-complex="zxx" style:country-complex="none"/>
    </style:style>
    <style:style style:name="P24" style:family="paragraph" style:parent-style-name="Text_20_body" style:list-style-name="L5">
      <style:text-properties style:font-name="Consolas" fo:language="en" fo:country="US" officeooo:rsid="003f1f1a" officeooo:paragraph-rsid="003f1f1a" style:language-asian="zxx" style:country-asian="none" style:language-complex="zxx" style:country-complex="none"/>
    </style:style>
    <style:style style:name="P25" style:family="paragraph" style:parent-style-name="Text_20_body" style:list-style-name="L3">
      <style:text-properties fo:color="#000000" style:font-name="Consolas" fo:language="en" fo:country="US" fo:font-weight="normal" officeooo:rsid="0044a508" officeooo:paragraph-rsid="004799be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Text_20_body" style:list-style-name="L5">
      <style:text-properties fo:color="#000000" style:font-name="Consolas" fo:language="en" fo:country="US" fo:font-weight="normal" officeooo:rsid="0043df9e" officeooo:paragraph-rsid="0043df9e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Text_20_body" style:list-style-name="L5">
      <style:text-properties fo:color="#000000" style:font-name="Consolas" fo:language="en" fo:country="US" fo:font-weight="normal" officeooo:rsid="00493bfd" officeooo:paragraph-rsid="00493bfd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Text_20_body">
      <style:text-properties fo:color="#000000" style:font-name="Consolas" fo:language="en" fo:country="US" fo:font-weight="normal" officeooo:rsid="004b2c1f" officeooo:paragraph-rsid="00493bfd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Text_20_body">
      <style:text-properties fo:font-weight="normal" style:font-weight-asian="normal" style:font-weight-complex="normal"/>
    </style:style>
    <style:style style:name="P30" style:family="paragraph" style:parent-style-name="Heading_20_1">
      <style:text-properties style:font-name="Consolas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31" style:family="paragraph" style:parent-style-name="Heading_20_1">
      <style:text-properties style:font-name="Consolas" fo:font-size="13pt" fo:language="en" fo:country="US" fo:font-weight="bold" officeooo:rsid="00140858" style:font-name-asian="Andale Sans UI" style:font-size-asian="11.3500003814697pt" style:language-asian="zxx" style:country-asian="none" style:font-weight-asian="bold" style:font-name-complex="Tahoma" style:font-size-complex="13pt" style:language-complex="zxx" style:country-complex="none" style:font-weight-complex="bold"/>
    </style:style>
    <style:style style:name="P32" style:family="paragraph" style:parent-style-name="Heading_20_2">
      <style:text-properties fo:font-size="12pt" style:font-size-asian="12pt" style:font-size-complex="12pt"/>
    </style:style>
    <style:style style:name="P33" style:family="paragraph" style:parent-style-name="Heading_20_2">
      <style:text-properties style:font-name="Consolas" fo:font-size="12pt" fo:language="en" fo:country="US" fo:font-weight="bold" officeooo:rsid="00789283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34" style:family="paragraph" style:parent-style-name="Contents_20_Heading">
      <style:text-properties fo:font-size="14pt" style:font-size-asian="14pt" style:font-size-complex="14pt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57bebe"/>
    </style:style>
    <style:style style:name="T2" style:family="text">
      <style:text-properties style:font-name="Consolas" officeooo:rsid="00140858"/>
    </style:style>
    <style:style style:name="T3" style:family="text">
      <style:text-properties style:font-name="Consolas" officeooo:rsid="0015adf5"/>
    </style:style>
    <style:style style:name="T4" style:family="text">
      <style:text-properties style:font-name="Consolas" officeooo:rsid="00168d0d"/>
    </style:style>
    <style:style style:name="T5" style:family="text">
      <style:text-properties style:font-name="Consolas" officeooo:rsid="001d46cf"/>
    </style:style>
    <style:style style:name="T6" style:family="text">
      <style:text-properties style:font-name="Consolas" officeooo:rsid="0020c6ce"/>
    </style:style>
    <style:style style:name="T7" style:family="text">
      <style:text-properties style:font-name="Consolas" fo:language="en" fo:country="US" fo:font-weight="bold" officeooo:rsid="00140858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8" style:family="text">
      <style:text-properties style:font-name="Consolas" fo:language="en" fo:country="US" fo:font-weight="bold" officeooo:rsid="00757e1f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" style:family="text">
      <style:text-properties style:font-name="Consolas" fo:language="en" fo:country="US" fo:font-weight="normal" officeooo:rsid="005d43f3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0" style:family="text">
      <style:text-properties style:font-name="Consolas" fo:language="en" fo:country="US" fo:font-weight="normal" officeooo:rsid="005e8ae1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1" style:family="text">
      <style:text-properties style:font-name="Consolas" fo:language="en" fo:country="US" fo:font-weight="normal" officeooo:rsid="005f6ef7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2" style:family="text">
      <style:text-properties style:font-name="Consolas" fo:language="en" fo:country="US" fo:font-weight="normal" officeooo:rsid="00633108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3" style:family="text">
      <style:text-properties style:font-name="Consolas" fo:language="en" fo:country="US" fo:font-weight="normal" officeooo:rsid="0063bcc3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4" style:family="text">
      <style:text-properties style:font-name="Consolas" fo:language="en" fo:country="US" fo:font-weight="normal" officeooo:rsid="0065146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5" style:family="text">
      <style:text-properties style:font-name="Consolas" fo:language="en" fo:country="US" fo:font-weight="normal" officeooo:rsid="0067056f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6" style:family="text">
      <style:text-properties style:font-name="Consolas" fo:language="en" fo:country="US" fo:font-weight="normal" officeooo:rsid="0068b6c0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7" style:family="text">
      <style:text-properties style:font-name="Consolas" fo:language="en" fo:country="US" fo:font-weight="normal" officeooo:rsid="006a86b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8" style:family="text">
      <style:text-properties style:font-name="Consolas" fo:language="en" fo:country="US" fo:font-weight="normal" officeooo:rsid="006be01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9" style:family="text">
      <style:text-properties style:font-name="Consolas" fo:language="en" fo:country="US" fo:font-weight="normal" officeooo:rsid="006cc1d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0" style:family="text">
      <style:text-properties style:font-name="Consolas" fo:language="en" fo:country="US" fo:font-weight="normal" officeooo:rsid="006dea9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1" style:family="text">
      <style:text-properties style:font-name="Consolas" fo:language="en" fo:country="US" fo:font-weight="normal" officeooo:rsid="00700c7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2" style:family="text">
      <style:text-properties style:font-name="Consolas" fo:language="en" fo:country="US" fo:font-weight="normal" officeooo:rsid="007341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3" style:family="text">
      <style:text-properties style:font-name="Consolas" fo:language="en" fo:country="US" fo:font-weight="normal" officeooo:rsid="007385a4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4" style:family="text">
      <style:text-properties style:font-name="Consolas" fo:language="en" fo:country="US" fo:font-weight="normal" officeooo:rsid="007a0590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5" style:family="text">
      <style:text-properties style:font-name="Consolas" fo:language="en" fo:country="US" fo:font-weight="normal" officeooo:rsid="007db9b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6" style:family="text">
      <style:text-properties style:font-name="Consolas" fo:language="en" fo:country="US" fo:font-weight="normal" officeooo:rsid="007ef97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7" style:family="text">
      <style:text-properties style:font-name="Consolas" fo:language="en" fo:country="US" fo:font-weight="normal" officeooo:rsid="007f1e6c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8" style:family="text">
      <style:text-properties style:font-name="Consolas" fo:language="en" fo:country="US" officeooo:rsid="00789283" style:language-asian="zxx" style:country-asian="none" style:language-complex="zxx" style:country-complex="none"/>
    </style:style>
    <style:style style:name="T29" style:family="text">
      <style:text-properties style:font-name="Consolas" fo:font-size="12pt" fo:language="en" fo:country="US" fo:font-weight="bold" officeooo:rsid="00757e1f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0" style:family="text">
      <style:text-properties style:font-name="Consolas" fo:font-size="12pt" fo:language="en" fo:country="US" fo:font-weight="bold" officeooo:rsid="00808661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1" style:family="text">
      <style:text-properties style:font-name="Consolas" fo:font-size="12pt" fo:language="en" fo:country="US" fo:font-weight="normal" officeooo:rsid="007ef97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2" style:family="text">
      <style:text-properties style:font-name="Consolas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3" style:family="text">
      <style:text-properties style:font-name="Consolas" fo:font-size="12pt" fo:language="en" fo:country="US" officeooo:rsid="00808661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4" style:family="text">
      <style:text-properties style:font-name="Consolas" fo:font-size="12pt" fo:language="en" fo:country="US" officeooo:rsid="00809e9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5" style:family="text">
      <style:text-properties style:font-name="Consolas" fo:font-size="12pt" fo:language="en" fo:country="US" officeooo:rsid="0082021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6" style:family="text">
      <style:text-properties style:font-name="Consolas" fo:font-size="12pt" fo:language="en" fo:country="US" officeooo:rsid="00829d5b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7" style:family="text">
      <style:text-properties style:font-name="Consolas" fo:font-size="12pt" fo:language="en" fo:country="US" officeooo:rsid="00837bae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8" style:family="text">
      <style:text-properties fo:font-size="12pt" style:font-size-asian="10.5pt" style:font-size-complex="12pt"/>
    </style:style>
    <style:style style:name="T39" style:family="text">
      <style:text-properties fo:font-size="12pt" officeooo:rsid="0020c6ce" style:font-size-asian="10.5pt" style:font-size-complex="12pt"/>
    </style:style>
    <style:style style:name="T40" style:family="text">
      <style:text-properties fo:font-size="12pt" officeooo:rsid="0020d6a8" style:font-size-asian="10.5pt" style:font-size-complex="12pt"/>
    </style:style>
    <style:style style:name="T41" style:family="text">
      <style:text-properties fo:font-size="12pt" officeooo:rsid="002343be" style:font-size-asian="10.5pt" style:font-size-complex="12pt"/>
    </style:style>
    <style:style style:name="T42" style:family="text">
      <style:text-properties fo:font-size="12pt" officeooo:rsid="0025275f" style:font-size-asian="10.5pt" style:font-size-complex="12pt"/>
    </style:style>
    <style:style style:name="T43" style:family="text">
      <style:text-properties fo:font-size="12pt" officeooo:rsid="002661ad" style:font-size-asian="10.5pt" style:font-size-complex="12pt"/>
    </style:style>
    <style:style style:name="T44" style:family="text">
      <style:text-properties fo:font-size="12pt" officeooo:rsid="001e1b6a" style:font-size-asian="10.5pt" style:font-size-complex="12pt"/>
    </style:style>
    <style:style style:name="T45" style:family="text">
      <style:text-properties fo:font-size="12pt" officeooo:rsid="00276b5b" style:font-size-asian="10.5pt" style:font-size-complex="12pt"/>
    </style:style>
    <style:style style:name="T46" style:family="text">
      <style:text-properties fo:font-size="12pt" officeooo:rsid="0029bd85" style:font-size-asian="10.5pt" style:font-size-complex="12pt"/>
    </style:style>
    <style:style style:name="T47" style:family="text">
      <style:text-properties fo:font-size="12pt" officeooo:rsid="00321e98" style:font-size-asian="10.5pt" style:font-size-complex="12pt"/>
    </style:style>
    <style:style style:name="T48" style:family="text">
      <style:text-properties fo:font-size="12pt" officeooo:rsid="00333d9f" style:font-size-asian="10.5pt" style:font-size-complex="12pt"/>
    </style:style>
    <style:style style:name="T49" style:family="text">
      <style:text-properties fo:font-size="12pt" officeooo:rsid="00364ba2" style:font-size-asian="10.5pt" style:font-size-complex="12pt"/>
    </style:style>
    <style:style style:name="T50" style:family="text">
      <style:text-properties fo:font-size="12pt" officeooo:rsid="0037641e" style:font-size-asian="10.5pt" style:font-size-complex="12pt"/>
    </style:style>
    <style:style style:name="T51" style:family="text">
      <style:text-properties fo:font-size="12pt" officeooo:rsid="003899ec" style:font-size-asian="10.5pt" style:font-size-complex="12pt"/>
    </style:style>
    <style:style style:name="T52" style:family="text">
      <style:text-properties fo:font-size="12pt" officeooo:rsid="003bc211" style:font-size-asian="10.5pt" style:font-size-complex="12pt"/>
    </style:style>
    <style:style style:name="T53" style:family="text">
      <style:text-properties fo:font-size="12pt" officeooo:rsid="00468b4d" style:font-size-asian="10.5pt" style:font-size-complex="12pt"/>
    </style:style>
    <style:style style:name="T54" style:family="text">
      <style:text-properties fo:font-size="12pt" officeooo:rsid="0047694a" style:font-size-asian="10.5pt" style:font-size-complex="12pt"/>
    </style:style>
    <style:style style:name="T55" style:family="text">
      <style:text-properties fo:font-size="12pt" officeooo:rsid="004799be" style:font-size-asian="10.5pt" style:font-size-complex="12pt"/>
    </style:style>
    <style:style style:name="T56" style:family="text">
      <style:text-properties fo:font-size="12pt" officeooo:rsid="004f2d66" style:font-size-asian="10.5pt" style:font-size-complex="12pt"/>
    </style:style>
    <style:style style:name="T57" style:family="text">
      <style:text-properties fo:font-size="12pt" fo:font-weight="bold" style:font-size-asian="10.5pt" style:font-weight-asian="bold" style:font-size-complex="12pt" style:font-weight-complex="bold"/>
    </style:style>
    <style:style style:name="T58" style:family="text">
      <style:text-properties fo:font-size="12pt" fo:font-weight="bold" officeooo:rsid="0020d6a8" style:font-size-asian="10.5pt" style:font-weight-asian="bold" style:font-size-complex="12pt" style:font-weight-complex="bold"/>
    </style:style>
    <style:style style:name="T59" style:family="text">
      <style:text-properties fo:font-size="12pt" fo:font-weight="bold" officeooo:rsid="00276b5b" style:font-size-asian="10.5pt" style:font-weight-asian="bold" style:font-size-complex="12pt" style:font-weight-complex="bold"/>
    </style:style>
    <style:style style:name="T60" style:family="text">
      <style:text-properties fo:font-size="12pt" fo:font-weight="bold" officeooo:rsid="003bc211" style:font-size-asian="10.5pt" style:font-weight-asian="bold" style:font-size-complex="12pt" style:font-weight-complex="bold"/>
    </style:style>
    <style:style style:name="T61" style:family="text">
      <style:text-properties fo:color="#ff3333" fo:font-size="12pt" fo:font-weight="bold" style:font-size-asian="10.5pt" style:font-weight-asian="bold" style:font-size-complex="12pt" style:font-weight-complex="bold"/>
    </style:style>
    <style:style style:name="T62" style:family="text">
      <style:text-properties fo:color="#ff3333" fo:font-size="12pt" fo:font-weight="bold" officeooo:rsid="0025275f" style:font-size-asian="10.5pt" style:font-weight-asian="bold" style:font-size-complex="12pt" style:font-weight-complex="bold"/>
    </style:style>
    <style:style style:name="T63" style:family="text">
      <style:text-properties fo:color="#ff3333" fo:font-size="12pt" fo:font-weight="bold" officeooo:rsid="002661ad" style:font-size-asian="10.5pt" style:font-weight-asian="bold" style:font-size-complex="12pt" style:font-weight-complex="bold"/>
    </style:style>
    <style:style style:name="T64" style:family="text">
      <style:text-properties fo:color="#ff3333" fo:font-size="12pt" fo:font-weight="bold" officeooo:rsid="0029bd85" style:font-size-asian="10.5pt" style:font-weight-asian="bold" style:font-size-complex="12pt" style:font-weight-complex="bold"/>
    </style:style>
    <style:style style:name="T65" style:family="text">
      <style:text-properties fo:color="#ff3333" fo:font-size="12pt" fo:font-weight="bold" officeooo:rsid="0037641e" style:font-size-asian="10.5pt" style:font-weight-asian="bold" style:font-size-complex="12pt" style:font-weight-complex="bold"/>
    </style:style>
    <style:style style:name="T66" style:family="text">
      <style:text-properties fo:color="#ff3333" fo:font-size="12pt" fo:font-weight="bold" officeooo:rsid="003899ec" style:font-size-asian="10.5pt" style:font-weight-asian="bold" style:font-size-complex="12pt" style:font-weight-complex="bold"/>
    </style:style>
    <style:style style:name="T67" style:family="text">
      <style:text-properties fo:color="#ff3333" fo:font-weight="bold" officeooo:rsid="0040e615" style:font-weight-asian="bold" style:font-weight-complex="bold"/>
    </style:style>
    <style:style style:name="T68" style:family="text">
      <style:text-properties fo:color="#ff3333" fo:font-weight="bold" officeooo:rsid="00483e6b" style:font-weight-asian="bold" style:font-weight-complex="bold"/>
    </style:style>
    <style:style style:name="T69" style:family="text">
      <style:text-properties fo:color="#ff3333" fo:font-weight="bold" officeooo:rsid="004b2c1f" style:font-weight-asian="bold" style:font-weight-complex="bold"/>
    </style:style>
    <style:style style:name="T70" style:family="text">
      <style:text-properties officeooo:rsid="0040e615"/>
    </style:style>
    <style:style style:name="T71" style:family="text">
      <style:text-properties officeooo:rsid="004b2c1f"/>
    </style:style>
    <style:style style:name="T72" style:family="text">
      <style:text-properties style:font-name="Consolas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e Design of the Messaging System Simulator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Table of Contents</text:p>
          </text:index-title>
          <text:p text:style-name="P35"><text:a xlink:type="simple" xlink:href="#__RefHeading__417_1502045627" text:style-name="Index_20_Link" text:visited-style-name="Index_20_Link"><text:span text:style-name="T72">Requirements analysis<text:tab/>1</text:span></text:a></text:p>
          <text:p text:style-name="P36"><text:a xlink:type="simple" xlink:href="#__RefHeading__543_1502045627" text:style-name="Index_20_Link" text:visited-style-name="Index_20_Link"><text:span text:style-name="T72">The three parties<text:tab/>1</text:span></text:a></text:p>
          <text:p text:style-name="P36"><text:a xlink:type="simple" xlink:href="#__RefHeading__545_1502045627" text:style-name="Index_20_Link" text:visited-style-name="Index_20_Link"><text:span text:style-name="T72">The activities of the three parties<text:tab/>1</text:span></text:a></text:p>
          <text:p text:style-name="P35"><text:a xlink:type="simple" xlink:href="#__RefHeading__419_1502045627" text:style-name="Index_20_Link" text:visited-style-name="Index_20_Link"><text:span text:style-name="T72">Specifications of the Simulator<text:tab/>2</text:span></text:a></text:p>
          <text:p text:style-name="P36"><text:a xlink:type="simple" xlink:href="#__RefHeading__421_1502045627" text:style-name="Index_20_Link" text:visited-style-name="Index_20_Link"><text:span text:style-name="T72"><text:s/>MS_Planner<text:tab/>2</text:span></text:a></text:p>
        </text:index-body>
      </text:table-of-content>
      <text:h text:style-name="P30" text:outline-level="1"><text:bookmark-start text:name="__RefHeading__417_1502045627"/>Requirements analysis<text:bookmark-end text:name="__RefHeading__417_1502045627"/></text:h>
      <text:h text:style-name="P32" text:outline-level="2"><text:bookmark-start text:name="__RefHeading__543_1502045627"/><text:span text:style-name="T28">The three parties</text:span><text:bookmark-end text:name="__RefHeading__543_1502045627"/></text:h>
      <text:p text:style-name="P4"><text:span text:style-name="T2"><text:s text:c="2"/></text:span><text:span text:style-name="T3">The Messaging System simulator(refe</text:span><text:span text:style-name="T6">r</text:span><text:span text:style-name="T3">red as the Simulator hereafter) is used to simulate the three parties </text:span><text:span text:style-name="T4">and their activities </text:span><text:span text:style-name="T3">in the Messaging System: </text:span></text:p>
      <text:list xml:id="list8522393542265959679" text:style-name="L1">
        <text:list-item>
          <text:p text:style-name="P9">Transport Module</text:p>
        </text:list-item>
        <text:list-item>
          <text:p text:style-name="P9">Union Services Driver</text:p>
        </text:list-item>
        <text:list-item>
          <text:p text:style-name="P9">Growth Venture</text:p>
        </text:list-item>
      </text:list>
      <text:h text:style-name="P33" text:outline-level="2"><text:bookmark-start text:name="__RefHeading__545_1502045627"/>The activities of the three parties<text:bookmark-end text:name="__RefHeading__545_1502045627"/></text:h>
      <text:p text:style-name="P4"><text:span text:style-name="T3"><text:s text:c="2"/></text:span><text:span text:style-name="T5">And the activities are:</text:span></text:p>
      <text:list xml:id="list1308011303791921238" text:style-name="L2">
        <text:list-item>
          <text:p text:style-name="P11">Transport Module</text:p>
        </text:list-item>
      </text:list>
      <text:list xml:id="list9001903598406095199" text:style-name="L3">
        <text:list-item>
          <text:list>
            <text:list-item>
              <text:p text:style-name="P14"><text:span text:style-name="T38">Create trip plans </text:span><text:span text:style-name="T56">on the scheduler control</text:span><text:span text:style-name="T38">.</text:span></text:p>
            </text:list-item>
            <text:list-item>
              <text:p text:style-name="P14"><text:span text:style-name="T38">Send messages to Growth Venture indicating 1 or some trips are ready to be carried out. →</text:span><text:span text:style-name="T42"> </text:span><text:span text:style-name="T62">Msg1</text:span></text:p>
            </text:list-item>
            <text:list-item>
              <text:p text:style-name="P25"><text:span text:style-name="T46">R</text:span><text:span text:style-name="T42">eceive “job request” </text:span><text:span text:style-name="T55">messages from Growth Venture</text:span></text:p>
            </text:list-item>
            <text:list-item>
              <text:p text:style-name="P14"><text:span text:style-name="T38">Send "proceed" message to Growth Venture when Growth Venture forwarded </text:span><text:span text:style-name="T39">a </text:span><text:span text:style-name="T58">valid</text:span><text:span text:style-name="T40"> </text:span><text:span text:style-name="T54">job</text:span><text:span text:style-name="T40"> request from Union Service Driver. →</text:span><text:span text:style-name="T43"> </text:span><text:span text:style-name="T63">Msg2</text:span></text:p>
            </text:list-item>
            <text:list-item>
              <text:p text:style-name="P15"><text:span text:style-name="T40">S</text:span><text:span text:style-name="T38">end “</text:span><text:span text:style-name="T41">retry</text:span><text:span text:style-name="T38">” </text:span><text:span text:style-name="T41">message to Growth Venture when </text:span><text:span text:style-name="T44">Growth Venture forwarded </text:span><text:span text:style-name="T39">a</text:span><text:span text:style-name="T45">n</text:span><text:span text:style-name="T39"> </text:span><text:span text:style-name="T59">in</text:span><text:span text:style-name="T58">valid</text:span><text:span text:style-name="T40"> </text:span><text:span text:style-name="T53">job</text:span><text:span text:style-name="T40"> request from Union Service Driver. →</text:span><text:span text:style-name="T43"> </text:span><text:span text:style-name="T63">Msg</text:span><text:span text:style-name="T64">3</text:span></text:p>
            </text:list-item>
          </text:list>
        </text:list-item>
      </text:list>
      <text:list xml:id="list134458630315174" text:continue-list="list1308011303791921238" text:style-name="L2">
        <text:list-item>
          <text:p text:style-name="P16"><text:span text:style-name="T46">U</text:span><text:span text:style-name="T38">nion Service Driver</text:span></text:p>
        </text:list-item>
      </text:list>
      <text:list xml:id="list6293593135658960922" text:style-name="L4">
        <text:list-item>
          <text:list>
            <text:list-item>
              <text:p text:style-name="P17"><text:span text:style-name="T38">Receive messages(work instructions) from Growth Venture, and those instructions are based on </text:span><text:span text:style-name="T61">Msg1</text:span><text:span text:style-name="T38">. </text:span></text:p>
            </text:list-item>
            <text:list-item>
              <text:p text:style-name="P18"><text:span text:style-name="T38">Send “acknowledged” message </text:span><text:span text:style-name="T47">to Growth Venture when he / she received </text:span><text:span text:style-name="T48">Msg4. →</text:span><text:span text:style-name="T50"> </text:span><text:span text:style-name="T65">Msg5</text:span></text:p>
            </text:list-item>
            <text:list-item>
              <text:p text:style-name="P19"><text:span text:style-name="T48">S</text:span><text:span text:style-name="T38">end “</text:span><text:span text:style-name="T55">job</text:span><text:span text:style-name="T38"> request” message to Growth Venture when he / she confirms a job and before he / she proceed</text:span><text:span text:style-name="T49">s</text:span><text:span text:style-name="T38"> to do the job. <text:s/>→</text:span><text:span text:style-name="T51"> </text:span><text:span text:style-name="T66">Msg6</text:span></text:p>
            </text:list-item>
            <text:list-item>
              <text:p text:style-name="P20"><text:soft-page-break/><text:span text:style-name="T38">Receive </text:span><text:span text:style-name="T60">Msg2</text:span><text:span text:style-name="T52"> or </text:span><text:span text:style-name="T60">Msg3</text:span><text:span text:style-name="T52">.</text:span></text:p>
            </text:list-item>
            <text:list-item>
              <text:p text:style-name="P21"><text:span text:style-name="T52">O</text:span><text:span text:style-name="T38">ptional, resend </text:span><text:span text:style-name="T57">Msg6</text:span><text:span text:style-name="T38">.</text:span></text:p>
            </text:list-item>
          </text:list>
        </text:list-item>
      </text:list>
      <text:list xml:id="list134457390818426" text:continue-list="list134458630315174" text:style-name="L2">
        <text:list-item>
          <text:p text:style-name="P22">Growth Venture</text:p>
        </text:list-item>
      </text:list>
      <text:list xml:id="list1343917084764246753" text:style-name="L5">
        <text:list-item>
          <text:list>
            <text:list-item>
              <text:p text:style-name="P23">Receive Msg1, and stores it</text:p>
            </text:list-item>
            <text:list-item>
              <text:p text:style-name="P24">Send message <text:span text:style-name="T70">to Union Services driver saying there are jobs available. → </text:span><text:span text:style-name="T67">Msg7</text:span></text:p>
            </text:list-item>
            <text:list-item>
              <text:p text:style-name="P26"><text:span text:style-name="T70">R</text:span>eceive Msg6, format it and forward it to Transport Module. → <text:span text:style-name="T68">Msg8</text:span></text:p>
            </text:list-item>
            <text:list-item>
              <text:p text:style-name="P27">Forward Msg2 <text:span text:style-name="T71">or Msg3 </text:span>to Union Services driver →<text:span text:style-name="T71"> </text:span><text:span text:style-name="T69">Msg9</text:span></text:p>
            </text:list-item>
          </text:list>
        </text:list-item>
      </text:list>
      <text:p text:style-name="P28"><text:s text:c="2"/>These 3 parties will be implemented as individual applications, and distributed on different computers on the Internet. And they communicate via the HTTP protocol.</text:p>
      <text:h text:style-name="P31" text:outline-level="1"><text:bookmark-start text:name="__RefHeading__419_1502045627"/>Specifications of the Simulator<text:bookmark-end text:name="__RefHeading__419_1502045627"/></text:h>
      <text:p text:style-name="P5"><text:span text:style-name="T7"><text:s text:c="2"/></text:span><text:span text:style-name="T9">Create </text:span><text:span text:style-name="T10">2 </text:span><text:span text:style-name="T13">types of</text:span><text:span text:style-name="T10"> solutions:</text:span></text:p>
      <text:p text:style-name="P6"><text:span text:style-name="T10"><text:s text:c="4"/></text:span><text:span text:style-name="T14">&gt;&gt;</text:span><text:span text:style-name="T10"> </text:span><text:span text:style-name="T18">O</text:span><text:span text:style-name="T10">ne .NET WinForm solution for </text:span><text:span text:style-name="T11">all visible User Interfaces.</text:span><text:span text:style-name="T12"> </text:span></text:p>
      <text:p text:style-name="P6"><text:span text:style-name="T12"><text:s text:c="7"/></text:span><text:span text:style-name="T17">F</text:span><text:span text:style-name="T15">or Union Services planner, he / she has a Scheduler Control Form as interface; for Growth Venture, it's a Messaging Monitoring Form; for Union Services driver, he / she has a MDT form.</text:span></text:p>
      <text:p text:style-name="P5"><text:span text:style-name="T15"><text:s text:c="4"/></text:span><text:span text:style-name="T16">&gt;&gt; </text:span><text:span text:style-name="T19">A pair of Web API client and server for each of the 3 parities, to send and receive messages</text:span><text:span text:style-name="T20">(because all parties need both send and receive messages).</text:span></text:p>
      <text:p text:style-name="P5"><text:span text:style-name="T20"><text:s text:c="2"/></text:span><text:span text:style-name="T21">The .NET WinForm solution </text:span><text:span text:style-name="T22">will have 3 projects: MS_Planner, MS_Driver and MS_GrowthVenture. </text:span><text:span text:style-name="T23">The 3 projects will be compiled into 3 applications, and these 3 applications can be distributed into different computers and they communicate via the HTTP protoc</text:span><text:span text:style-name="T24">o</text:span><text:span text:style-name="T23">l.</text:span></text:p>
      <text:h text:style-name="P32" text:outline-level="2"><text:bookmark-start text:name="__RefHeading__421_1502045627"/><text:span text:style-name="T23"><text:s text:c="2"/></text:span><text:span text:style-name="T8">MS_Planner</text:span><text:bookmark-end text:name="__RefHeading__421_1502045627"/></text:h>
      <text:p text:style-name="P5"><text:span text:style-name="T25"><text:s text:c="2"/></text:span><text:span text:style-name="T26">The MS_Planner application provides the scheduler control to the planner, the planner creates plans on it and send messages(Msg1) to MS_GrowthVenture Web API server.</text:span></text:p>
      <text:h text:style-name="Heading_20_2" text:outline-level="2"><text:span text:style-name="T31"><text:s text:c="2"/></text:span><text:span text:style-name="T29">MS_GrowthVenture</text:span></text:h>
      <text:p text:style-name="P29"><text:span text:style-name="T32"><text:s text:c="2"/></text:span><text:span text:style-name="T33">The MS_GrowthVenture application monitors the </text:span><text:span text:style-name="T34">messages flow. It has a Message Monitoring Form which displays </text:span><text:span text:style-name="T35">all unprocessed messages. The user can select one of the messages and click send</text:span><text:span text:style-name="T36">(Msg7)</text:span><text:span text:style-name="T35">.</text:span></text:p>
      <text:h text:style-name="Heading_20_2" text:outline-level="2"><text:span text:style-name="T35"><text:s text:c="2"/></text:span><text:span text:style-name="T37">MS_Driver</text:span></text:h>
      <text:p text:style-name="P13"><text:s text:c="2"/></text:p>
      <text:p text:style-name="P12"><text:soft-page-break/><text:s text:c="2"/></text:p>
      <text:p text:style-name="P10"/>
      <text:p text:style-name="P10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r" svg:font-family="Consolar"/>
    <style:font-face style:name="Tahoma1" svg:font-family="Tahoma"/>
    <style:font-face style:name="Ubuntu Mono" svg:font-family="'Ubuntu Mono'" style:font-pitch="fixed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Consolas1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Consolas1" fo:font-family="Consolas" style:font-style-name="Italic" style:font-family-generic="swiss" style:font-pitch="fixed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"/>
    </style:style>
    <style:style style:name="MT1" style:family="text">
      <style:text-properties officeooo:rsid="0057beb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2H36M39S</meta:editing-duration>
    <meta:editing-cycles>118</meta:editing-cycles>
    <meta:generator>LibreOffice/4.3.3.2$Linux_X86_64 LibreOffice_project/430m0$Build-2</meta:generator>
    <dc:date>2015-01-13T13:44:56.545160000</dc:date>
    <meta:document-statistic meta:table-count="0" meta:image-count="0" meta:object-count="0" meta:page-count="3" meta:paragraph-count="47" meta:word-count="474" meta:character-count="2896" meta:non-whitespace-character-count="2443"/>
    <meta:user-defined meta:name="Info 1"/>
    <meta:user-defined meta:name="Info 2"/>
    <meta:user-defined meta:name="Info 3"/>
    <meta:user-defined meta:name="Info 4"/>
  </office:meta>
</office:document-meta>
</file>